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f0a" officeooo:paragraph-rsid="0002d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status kiem tra git</text:p>
      <text:p text:style-name="P1">git add .</text:p>
      <text:p text:style-name="P1">Git commit -m # -m message</text:p>
      <text:p text:style-name="P1">git push -u origin master</text:p>
      <text:p text:style-name="P1">git checkout -b <text:s/># sau -b la ten nhan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0:20:01.496600696</meta:creation-date>
    <dc:date>2019-09-16T20:39:59.627288212</dc:date>
    <meta:editing-duration>PT9M48S</meta:editing-duration>
    <meta:editing-cycles>1</meta:editing-cycles>
    <meta:document-statistic meta:table-count="0" meta:image-count="0" meta:object-count="0" meta:page-count="1" meta:paragraph-count="5" meta:word-count="28" meta:character-count="121" meta:non-whitespace-character-count="97"/>
    <meta:generator>LibreOffice/6.0.7.3$Linux_X86_64 LibreOffice_project/00m0$Build-3</meta:generator>
  </office:meta>
</office:document-meta>
</file>